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c7a" officeooo:paragraph-rsid="001aac7a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1aac7a" officeooo:paragraph-rsid="001aac7a"/>
    </style:style>
    <style:style style:name="P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1aac7a" officeooo:paragraph-rsid="001aac7a"/>
    </style:style>
    <style:style style:name="P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1aac7a" officeooo:paragraph-rsid="001aac7a"/>
    </style:style>
    <style:style style:name="T1" style:family="text">
      <style:text-properties officeooo:rsid="001e2bdf"/>
    </style:style>
    <style:style style:name="T2" style:family="text">
      <style:text-properties officeooo:rsid="002624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Poulson</text:p>
      <text:p text:style-name="P1">CSCI 3753-104</text:p>
      <text:p text:style-name="P1">Programming Assignment 2: finishing assignment</text:p>
      <text:p text:style-name="P1"/>
      <text:p text:style-name="P2">When programming assignment 2 was originally due, I failed to submit my progress on time. <text:s/>Thankfully, I’ve been given another chance to submit a fully-functioning character driver for <text:span text:style-name="T1">some p</text:span>artial credit. <text:s/>I’ll start by describing the current status of the project, the work done to complete the project, and finally …</text:p>
      <text:p text:style-name="P3">By the time it was originally time to submit, <text:span text:style-name="T1">I had successfully inserted/removed the helloModule LKM from the kernel and was working on the definition of the simple_char_driver. <text:s/>It seemed to be reading and writing okay, but the definition for the seek method didn’t seem to be working.</text:span></text:p>
      <text:p text:style-name="P3">-<text:span text:style-name="T2">using fputs and fgets helps a lo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6:29:07.160473365</meta:creation-date>
    <meta:generator>LibreOffice/5.1.6.2$Linux_X86_64 LibreOffice_project/10m0$Build-2</meta:generator>
    <dc:date>2018-05-04T14:39:45.211105026</dc:date>
    <meta:editing-duration>PT6H4M25S</meta:editing-duration>
    <meta:editing-cycles>6</meta:editing-cycles>
    <meta:document-statistic meta:table-count="0" meta:image-count="0" meta:object-count="0" meta:page-count="1" meta:paragraph-count="6" meta:word-count="115" meta:character-count="714" meta:non-whitespace-character-count="602"/>
  </office:meta>
</office:document-meta>
</file>